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3f2dd" officeooo:paragraph-rsid="001645a9" fo:background-color="transparent"/>
    </style:style>
    <style:style style:name="P2" style:family="paragraph" style:parent-style-name="Standard">
      <style:text-properties fo:language="fr" fo:country="FR" officeooo:rsid="0013f2dd" officeooo:paragraph-rsid="001c5b11" fo:background-color="transparent"/>
    </style:style>
    <style:style style:name="P3" style:family="paragraph" style:parent-style-name="Standard">
      <style:text-properties fo:language="fr" fo:country="FR" officeooo:rsid="0013f2dd" officeooo:paragraph-rsid="001f28f5" fo:background-color="transparent"/>
    </style:style>
    <style:style style:name="P4" style:family="paragraph" style:parent-style-name="Standard">
      <style:text-properties fo:language="fr" fo:country="FR" officeooo:rsid="0016ceba" officeooo:paragraph-rsid="001645a9" fo:background-color="transparent"/>
    </style:style>
    <style:style style:name="P5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645a9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6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c5b11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7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f28f5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8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9fea1" officeooo:paragraph-rsid="001fb0bd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9" style:family="paragraph" style:parent-style-name="Standard">
      <style:text-properties fo:language="en" fo:country="US" officeooo:rsid="0019fea1" officeooo:paragraph-rsid="001c5b11" fo:background-color="transparent"/>
    </style:style>
    <style:style style:name="P10" style:family="paragraph" style:parent-style-name="Standard">
      <style:text-properties fo:language="en" fo:country="US" officeooo:rsid="0019fea1" officeooo:paragraph-rsid="001f28f5" fo:background-color="transparen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645a9" fo:background-color="transparen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f28f5" fo:background-color="transparen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645a9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f28f5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5" style:family="paragraph" style:parent-style-name="Standard">
      <style:text-properties fo:language="en" fo:country="US" fo:font-style="italic" officeooo:rsid="0019fea1" officeooo:paragraph-rsid="001c5b11" fo:background-color="transparent" style:font-style-asian="italic" style:font-style-complex="italic"/>
    </style:style>
    <style:style style:name="P16" style:family="paragraph" style:parent-style-name="Standard">
      <style:text-properties fo:language="en" fo:country="US" fo:font-style="italic" officeooo:rsid="0019fea1" officeooo:paragraph-rsid="001f28f5" fo:background-color="transparent" style:font-style-asian="italic" style:font-style-complex="italic"/>
    </style:style>
    <style:style style:name="P17" style:family="paragraph" style:parent-style-name="Standard">
      <style:text-properties fo:font-variant="normal" fo:text-transform="none" fo:color="#252525" style:font-name="sans-serif" fo:font-size="12pt" fo:letter-spacing="normal" fo:language="en" fo:country="US" fo:font-style="italic" fo:font-weight="normal" officeooo:rsid="0019fea1" officeooo:paragraph-rsid="001fb0bd" fo:background-color="transparent" style:font-size-asian="12pt" style:language-asian="fr" style:country-asian="FR" style:font-style-asian="italic" style:font-weight-asian="normal" style:font-size-complex="12pt" style:language-complex="ar" style:country-complex="SA" style:font-style-complex="italic"/>
    </style:style>
    <style:style style:name="T1" style:family="text">
      <style:text-properties officeooo:rsid="00147b1f"/>
    </style:style>
    <style:style style:name="T2" style:family="text">
      <style:text-properties officeooo:rsid="0014a44d"/>
    </style:style>
    <style:style style:name="T3" style:family="text">
      <style:text-properties officeooo:rsid="001645a9"/>
    </style:style>
    <style:style style:name="T4" style:family="text">
      <style:text-properties officeooo:rsid="001832b1"/>
    </style:style>
    <style:style style:name="T5" style:family="text">
      <style:text-properties fo:font-variant="normal" fo:text-transform="none" fo:color="#252525" style:font-name="sans-serif" fo:font-size="8pt" fo:letter-spacing="normal" fo:font-style="italic" fo:font-weight="normal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6" style:family="text">
      <style:text-properties officeooo:rsid="001c5b11"/>
    </style:style>
    <style:style style:name="T7" style:family="text">
      <style:text-properties officeooo:rsid="001f28f5"/>
    </style:style>
    <style:style style:name="T8" style:family="text">
      <style:text-properties officeooo:rsid="001a582e"/>
    </style:style>
    <style:style style:name="T9" style:family="text">
      <style:text-properties officeooo:rsid="00207b4e"/>
    </style:style>
    <style:style style:name="T10" style:family="text">
      <style:text-properties fo:color="#800000"/>
    </style:style>
    <style:style style:name="T11" style:family="text">
      <style:text-properties fo:color="#800000" officeooo:rsid="00147b1f"/>
    </style:style>
    <style:style style:name="T12" style:family="text">
      <style:text-properties fo:color="#800000" fo:font-size="14pt" style:font-size-asian="14pt" style:font-size-complex="14pt"/>
    </style:style>
    <style:style style:name="T13" style:family="text">
      <style:text-properties fo:color="#800000" fo:font-size="14pt" officeooo:rsid="00147b1f" style:font-size-asian="14pt" style:font-size-complex="14pt"/>
    </style:style>
    <style:style style:name="T14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800000" fo:font-size="14pt" fo:font-weight="bold" officeooo:rsid="00147b1f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Q</text:span><text:span text:style-name="T14">uestionnaire</text:span> </text:p>
      <text:p text:style-name="P4"/>
      <text:p text:style-name="P4">Q<text:span text:style-name="T1">uestions relatives à la compréhension du dialogue.</text:span></text:p>
      <text:p text:style-name="P1"/>
      <text:p text:style-name="P15">[OTHER]</text:p>
      <text:p text:style-name="P9"/>
      <text:p text:style-name="P1">1. <text:span text:style-name="T4">L'interlocuteur</text:span> A <text:span text:style-name="T1">prend en compte les préférences de l'autre dans le choix du restaurant. </text:span>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2. <text:span text:style-name="T4">L'interlocuteur</text:span> <text:span text:style-name="T6">A</text:span> <text:span text:style-name="T2"><text:s/>prend ne considère que ses propres préférences dans le choix du restaurant</text:span>.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5"/>
      <text:p text:style-name="P2"><text:span text:style-name="T6">3</text:span>. <text:span text:style-name="T4">L'interlocuteur</text:span> <text:span text:style-name="T6">B</text:span> <text:span text:style-name="T1">prend en compte les préférences de l'autre dans le choix du restaurant. </text:span></text:p>
      <text:p text:style-name="P2"/>
      <text:p text:style-name="P6">Pas du tout d'accord <text:tab/> Pas <text:s/>d'accord <text:s text:c="9"/>Ni en désaccord ni d'accord<text:tab/> <text:s/>D'accord<text:tab/>Tout à fait d'accord </text:p>
      <text:p text:style-name="P6"/>
      <text:p text:style-name="P2"><text:span text:style-name="T6">4</text:span>. <text:span text:style-name="T4">L'interlocuteur</text:span> B <text:span text:style-name="T2"><text:s/>prend ne considère que ses propres préférences dans le choix du restaurant</text:span>.</text:p>
      <text:p text:style-name="P2"/>
      <text:p text:style-name="P2"><text:span text:style-name="T5">Pas du tout d'accord <text:tab/> Pas <text:s/>d'accord <text:s text:c="9"/>Ni en désaccord ni d'accord<text:tab/> <text:s/>D'accord<text:tab/>Tout à fait d'accord</text:span><text:line-break/></text:p>
      <text:p text:style-name="P16">[DEMANDING]</text:p>
      <text:p text:style-name="P10"/>
      <text:p text:style-name="P1"><text:span text:style-name="T9">5</text:span>. L'interlocuteur A <text:span text:style-name="T4">a une idée arrêtée sur le choix du restaurant</text:span>.<text:bookmark text:name="__DdeLink__1368_334256028"/>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<text:span text:style-name="T9">6</text:span>. L'interlocuteur <text:span text:style-name="T6">A</text:span> <text:span text:style-name="T3">est flexible dans le choix du restaurant</text:span>.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2"><text:span text:style-name="T9">7</text:span>. L'interlocuteur <text:span text:style-name="T6">B</text:span> <text:span text:style-name="T4">a une idée arrêtée sur le choix du restaurant</text:span>.<text:bookmark text:name="__DdeLink__1368_3342560281"/></text:p>
      <text:p text:style-name="P15"/>
      <text:p text:style-name="P6">Pas du tout d'accord <text:tab/> Pas <text:s/>d'accord <text:s text:c="9"/>Ni en désaccord ni d'accord<text:tab/> <text:s/>D'accord<text:tab/>Tout à fait d'accord</text:p>
      <text:p text:style-name="P6"/>
      <text:p text:style-name="P2"><text:span text:style-name="T9">8</text:span>. L'interlocuteur <text:s/>B <text:span text:style-name="T3">est flexible dans le choix du restaurant</text:span>.</text:p>
      <text:p text:style-name="P2"/>
      <text:p text:style-name="P6">Pas du tout d'accord <text:tab/> Pas <text:s/>d'accord <text:s text:c="9"/>Ni en désaccord ni d'accord<text:tab/> <text:s/>D'accord<text:tab/>Tout à fait d'accord</text:p>
      <text:p text:style-name="P6"/>
      <text:p text:style-name="P17">[FLOW]</text:p>
      <text:p text:style-name="P8"/>
      <text:p text:style-name="P1"><text:span text:style-name="T9">9</text:span>. L'interlocuteur A <text:span text:style-name="T4">dirige le</text:span> dialogue.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<text:span text:style-name="T9">10</text:span>. L'interlocuteur <text:span text:style-name="T7">A</text:span> <text:span text:style-name="T3">est guidé par l'autre interlocuteur durant le dialogue.</text:span></text:p>
      <text:p text:style-name="P11"/>
      <text:p text:style-name="P13">Pas du tout d'accord <text:tab/> Pas <text:s/>d'accord <text:s text:c="9"/>Ni en désaccord ni d'accord<text:tab/> <text:s/>D'accord<text:tab/>Tout à fait d'accord</text:p>
      <text:p text:style-name="P7"/>
      <text:p text:style-name="P3"><text:span text:style-name="T9">11</text:span>. L'interlocuteur <text:span text:style-name="T7">B</text:span> <text:span text:style-name="T4">dirige le</text:span> dialogue.</text:p>
      <text:p text:style-name="P3"/>
      <text:p text:style-name="P7">Pas du tout d'accord <text:tab/> Pas <text:s/>d'accord <text:s text:c="9"/>Ni en désaccord ni d'accord<text:tab/> <text:s/>D'accord<text:tab/>Tout à fait d'accord</text:p>
      <text:p text:style-name="P3"/>
      <text:p text:style-name="P3"><text:span text:style-name="T9">12</text:span>. L'interlocuteur B <text:span text:style-name="T3">est guidé par l'autre interlocuteur durant le dialogue.</text:span></text:p>
      <text:p text:style-name="P12"/>
      <text:p text:style-name="P14">Pas du tout d'accord <text:tab/> Pas <text:s/>d'accord <text:s text:c="9"/>Ni en désaccord ni d'accord<text:tab/> <text:s/>D'accord<text:tab/>Tout à fait d'acc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8:52.713260040</meta:creation-date>
    <dc:date>2016-08-25T11:31:39.947759804</dc:date>
    <meta:editing-duration>PT5M50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341" meta:character-count="2225" meta:non-whitespace-character-count="1737"/>
  </office:meta>
</office:document-meta>
</file>